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326" officeooo:paragraph-rsid="00132326"/>
    </style:style>
    <style:style style:name="P2" style:family="paragraph" style:parent-style-name="Standard" style:list-style-name="L1">
      <style:text-properties officeooo:rsid="00132326" officeooo:paragraph-rsid="00132326"/>
    </style:style>
    <style:style style:name="P3" style:family="paragraph" style:parent-style-name="Standard" style:list-style-name="L1">
      <style:text-properties officeooo:rsid="0013a698" officeooo:paragraph-rsid="0013a698"/>
    </style:style>
    <style:style style:name="P4" style:family="paragraph" style:parent-style-name="Standard" style:list-style-name="L1">
      <style:text-properties officeooo:rsid="00158d98" officeooo:paragraph-rsid="00158d98"/>
    </style:style>
    <style:style style:name="P5" style:family="paragraph" style:parent-style-name="Standard">
      <style:text-properties officeooo:rsid="00158d98" officeooo:paragraph-rsid="00158d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:</text:p>
      <text:list xml:id="list8836481271166152320" text:style-name="L1">
        <text:list-item>
          <text:p text:style-name="P2">Find a set a corresponding points between images and 3D models</text:p>
          <text:list>
            <text:list-item>
              <text:p text:style-name="P2">Image correspondences can be obtained from the ibug hand annotated datasets</text:p>
            </text:list-item>
            <text:list-item>
              <text:p text:style-name="P2">3D model correspondences can be fixed – we know the location of the 68 points on these models by design</text:p>
            </text:list-item>
            <text:list-item>
              <text:p text:style-name="P2">The idea is to mark these 3D correspondences on multiple 3D models so as to choose the best one for a given face</text:p>
            </text:list-item>
          </text:list>
        </text:list-item>
        <text:list-item>
          <text:p text:style-name="P2">Bundle adjust points on images with M models. Choose the model M with the least re-projection error</text:p>
        </text:list-item>
        <text:list-item>
          <text:p text:style-name="P2">Once the camera matrix has been calculated, move the camera to a new point in real world depending on the problem</text:p>
        </text:list-item>
        <text:list-item>
          <text:p text:style-name="P3">Now the we have the new camera, we have to warp every point in the original image to the new image plane</text:p>
          <text:list>
            <text:list-item>
              <text:p text:style-name="P3">let x be the original image, let C be the originally estimated camera matrix, let X be a vector of 3D points on the model.</text:p>
            </text:list-item>
            <text:list-item>
              <text:p text:style-name="P3">We know x = CX, where we estimate C from bundle adjustment</text:p>
            </text:list-item>
            <text:list-item>
              <text:p text:style-name="P4">Transform C to new point in the real world to get C’.</text:p>
            </text:list-item>
            <text:list-item>
              <text:p text:style-name="P4">For every 2D point in the image x, warp it’s corresponding 3D point, X = C-1 x with the new camera matrix C to get new image x’.</text:p>
              <text:list>
                <text:list-item>
                  <text:p text:style-name="P4">i.e x’ = C’(C-1x)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1:41:03.147847077</meta:creation-date>
    <dc:date>2016-11-19T12:12:31.185459027</dc:date>
    <meta:editing-duration>PT20M4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218" meta:character-count="1065" meta:non-whitespace-character-count="871"/>
  </office:meta>
</office:document-meta>
</file>